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30f" officeooo:paragraph-rsid="000fc30f"/>
    </style:style>
    <style:style style:name="P2" style:family="paragraph" style:parent-style-name="Standard">
      <style:text-properties officeooo:paragraph-rsid="000ff123"/>
    </style:style>
    <style:style style:name="P3" style:family="paragraph" style:parent-style-name="Standard">
      <style:text-properties officeooo:rsid="0011dbfc" officeooo:paragraph-rsid="0011dbfc"/>
    </style:style>
    <style:style style:name="P4" style:family="paragraph" style:parent-style-name="Standard">
      <style:text-properties officeooo:rsid="0013c9d4" officeooo:paragraph-rsid="0013c9d4"/>
    </style:style>
    <style:style style:name="P5" style:family="paragraph" style:parent-style-name="Standard">
      <style:text-properties officeooo:rsid="0013c9d4" officeooo:paragraph-rsid="00146db1"/>
    </style:style>
    <style:style style:name="P6" style:family="paragraph" style:parent-style-name="Standard">
      <style:text-properties officeooo:rsid="001cea2a" officeooo:paragraph-rsid="001cea2a"/>
    </style:style>
    <style:style style:name="P7" style:family="paragraph" style:parent-style-name="Standard">
      <style:text-properties officeooo:rsid="001d61a4" officeooo:paragraph-rsid="001d61a4"/>
    </style:style>
    <style:style style:name="T1" style:family="text">
      <style:text-properties officeooo:rsid="000fc30f"/>
    </style:style>
    <style:style style:name="T2" style:family="text">
      <style:text-properties officeooo:rsid="000ff123"/>
    </style:style>
    <style:style style:name="T3" style:family="text">
      <style:text-properties officeooo:rsid="0012103a"/>
    </style:style>
    <style:style style:name="T4" style:family="text">
      <style:text-properties officeooo:rsid="001339ad"/>
    </style:style>
    <style:style style:name="T5" style:family="text">
      <style:text-properties officeooo:rsid="00136da1"/>
    </style:style>
    <style:style style:name="T6" style:family="text">
      <style:text-properties officeooo:rsid="0013c9d4"/>
    </style:style>
    <style:style style:name="T7" style:family="text">
      <style:text-properties officeooo:rsid="00157b91"/>
    </style:style>
    <style:style style:name="T8" style:family="text">
      <style:text-properties officeooo:rsid="00177689"/>
    </style:style>
    <style:style style:name="T9" style:family="text">
      <style:text-properties officeooo:rsid="00183eab"/>
    </style:style>
    <style:style style:name="T10" style:family="text">
      <style:text-properties officeooo:rsid="0019f09f"/>
    </style:style>
    <style:style style:name="T11" style:family="text">
      <style:text-properties officeooo:rsid="001ab024"/>
    </style:style>
    <style:style style:name="T12" style:family="text">
      <style:text-properties officeooo:rsid="001c19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out <text:span text:style-name="T10">x</text:span></text:p>
      <text:p text:style-name="P1">- Project <text:span text:style-name="T10">x</text:span></text:p>
      <text:p text:style-name="P1">- License <text:span text:style-name="T10">x</text:span></text:p>
      <text:p text:style-name="P1">News <text:span text:style-name="T3">x</text:span></text:p>
      <text:p text:style-name="P1">Events <text:span text:style-name="T3">x</text:span></text:p>
      <text:p text:style-name="P1">Community <text:span text:style-name="T4">x</text:span></text:p>
      <text:p text:style-name="P1">Download <text:span text:style-name="T2">x</text:span></text:p>
      <text:p text:style-name="P1">Wiki <text:span text:style-name="T5">x</text:span></text:p>
      <text:p text:style-name="P1">Support</text:p>
      <text:p text:style-name="P1">- Bugs &amp; Feature Request <text:span text:style-name="T7">x</text:span></text:p>
      <text:p text:style-name="P1">- Telegram</text:p>
      <text:p text:style-name="P1">- Forums <text:span text:style-name="T6">x</text:span></text:p>
      <text:p text:style-name="P1">Contribute <text:span text:style-name="T12">x</text:span></text:p>
      <text:p text:style-name="P1">Store <text:span text:style-name="T12">x </text:span></text:p>
      <text:p text:style-name="P1">Our Donors</text:p>
      <text:p text:style-name="P1">- Donors </text:p>
      <text:p text:style-name="P1">- Sponsors</text:p>
      <text:p text:style-name="P1">- Patrons</text:p>
      <text:p text:style-name="P1">- Partners</text:p>
      <text:p text:style-name="P1">Donate <text:span text:style-name="T12">x</text:span></text:p>
      <text:p text:style-name="P1"/>
      <text:p text:style-name="P1">-------</text:p>
      <text:p text:style-name="P1"/>
      <text:p text:style-name="P1">Home</text:p>
      <text:p text:style-name="P1">Download</text:p>
      <text:p text:style-name="P1">- Latest</text:p>
      <text:p text:style-name="P1">- All versions</text:p>
      <text:p text:style-name="P1">- Installation guide</text:p>
      <text:p text:style-name="P1">About</text:p>
      <text:p text:style-name="P1">- <text:span text:style-name="T2">Project</text:span></text:p>
      <text:p text:style-name="P1">- <text:span text:style-name="T2">History</text:span></text:p>
      <text:p text:style-name="P1">- <text:span text:style-name="T2">License</text:span></text:p>
      <text:p text:style-name="P3">Community</text:p>
      <text:p text:style-name="P3">- News</text:p>
      <text:p text:style-name="P3">- Events</text:p>
      <text:p text:style-name="P3">- <text:span text:style-name="T5">Wiki</text:span></text:p>
      <text:p text:style-name="P3">- Forums</text:p>
      <text:p text:style-name="P4">Contribut<text:span text:style-name="T11">e</text:span></text:p>
      <text:p text:style-name="P5">- <text:span text:style-name="T1">Bugs &amp; Feature Request</text:span></text:p>
      <text:p text:style-name="P2">- <text:span text:style-name="T2">Store</text:span></text:p>
      <text:p text:style-name="P2"><text:span text:style-name="T2">- </text:span><text:span text:style-name="T8">Patreon</text:span></text:p>
      <text:p text:style-name="P2">- <text:span text:style-name="T2">Donate</text:span></text:p>
      <text:p text:style-name="P2">- <text:span text:style-name="T2">Sponsor</text:span></text:p>
      <text:p text:style-name="P7">Links</text:p>
      <text:p text:style-name="P6">Acknowledgements</text:p>
      <text:p text:style-name="P6">- Sponsors</text:p>
      <text:p text:style-name="P6">- Donations</text:p>
      <text:p text:style-name="P6">- Partners</text:p>
      <text:p text:style-name="P6">- Patron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8:56:55.585369285</meta:creation-date>
    <dc:date>2022-02-26T21:17:53.136230672</dc:date>
    <meta:editing-duration>PT1H40M19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47" meta:word-count="97" meta:character-count="457" meta:non-whitespace-character-count="405"/>
  </office:meta>
</office:document-meta>
</file>